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My dear!!"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"Why, to meet you here of all places! It must
be some kind of sign!"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 "Would you care to tap-dance with
me?"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"Hoh, 'why?', she says!"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"Woops, would you look at the time! I must go,
for my people need me!"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"Please, give my regards to your parents!"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"Ah, how about that! I meant to split, but
instead I accidentally split in half!"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"From now on, I had better get my act
together!"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"Everyone has their own way of living. Birds
like me mustn't stick their beaks where they
don't belong."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Well then! Get going, my dear!!"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"Those who do not cherish the log are not
permitted to pass"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just happened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odness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g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though I came all this way... and the
 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 Hey!!
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burst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06:12+02:00</meta:creation-date>
    <dc:date>2019-10-23T21:06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